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in" fo:margin-bottom="0in" loext:contextual-spacing="false" fo:line-height="100%" fo:text-align="center" style:justify-single-word="false"/>
      <style:text-properties fo:font-size="16pt"/>
    </style:style>
    <style:style style:name="P2" style:family="paragraph" style:parent-style-name="Text_20_body">
      <style:paragraph-properties fo:margin-top="0in" fo:margin-bottom="0in" loext:contextual-spacing="false" fo:line-height="100%"/>
    </style:style>
    <style:style style:name="P3" style:family="paragraph" style:parent-style-name="Text_20_body" style:list-style-name="L1">
      <style:paragraph-properties fo:margin-top="0in" fo:margin-bottom="0in" loext:contextual-spacing="false" fo:line-height="100%"/>
    </style:style>
    <style:style style:name="P4" style:family="paragraph" style:parent-style-name="Text_20_body" style:list-style-name="L1">
      <style:paragraph-properties fo:margin-top="0in" fo:margin-bottom="0in" loext:contextual-spacing="false" fo:line-height="100%"/>
      <style:text-properties officeooo:paragraph-rsid="001cdef9"/>
    </style:style>
    <style:style style:name="P5" style:family="paragraph" style:parent-style-name="Text_20_body" style:list-style-name="L1">
      <style:paragraph-properties fo:margin-top="0in" fo:margin-bottom="0in" loext:contextual-spacing="false" fo:line-height="100%"/>
      <style:text-properties officeooo:paragraph-rsid="001ec277"/>
    </style:style>
    <style:style style:name="P6" style:family="paragraph" style:parent-style-name="Text_20_body" style:list-style-name="L1">
      <style:paragraph-properties fo:margin-top="0in" fo:margin-bottom="0in" loext:contextual-spacing="false" fo:line-height="100%"/>
      <style:text-properties officeooo:rsid="001fd344" officeooo:paragraph-rsid="00216fab"/>
    </style:style>
    <style:style style:name="P7" style:family="paragraph" style:parent-style-name="Text_20_body" style:list-style-name="L1">
      <style:paragraph-properties fo:margin-top="0in" fo:margin-bottom="0in" loext:contextual-spacing="false" fo:line-height="100%"/>
      <style:text-properties officeooo:rsid="0022b553" officeooo:paragraph-rsid="0022b553"/>
    </style:style>
    <style:style style:name="P8" style:family="paragraph" style:parent-style-name="Text_20_body" style:list-style-name="L1">
      <style:paragraph-properties fo:margin-top="0in" fo:margin-bottom="0in" loext:contextual-spacing="false" fo:line-height="100%"/>
      <style:text-properties officeooo:rsid="0023a7b5" officeooo:paragraph-rsid="0023a7b5"/>
    </style:style>
    <style:style style:name="P9" style:family="paragraph" style:parent-style-name="Text_20_body" style:list-style-name="L1">
      <style:paragraph-properties fo:margin-top="0in" fo:margin-bottom="0in" loext:contextual-spacing="false" fo:line-height="100%"/>
      <style:text-properties officeooo:rsid="0024d11d" officeooo:paragraph-rsid="0024d11d"/>
    </style:style>
    <style:style style:name="P10" style:family="paragraph" style:parent-style-name="Text_20_body" style:list-style-name="L1">
      <style:paragraph-properties fo:margin-top="0in" fo:margin-bottom="0in" loext:contextual-spacing="false" fo:line-height="100%"/>
      <style:text-properties officeooo:rsid="0024f3eb" officeooo:paragraph-rsid="0024f3eb"/>
    </style:style>
    <style:style style:name="P11" style:family="paragraph" style:parent-style-name="Text_20_body" style:list-style-name="L1">
      <style:paragraph-properties fo:margin-top="0in" fo:margin-bottom="0in" loext:contextual-spacing="false" fo:line-height="100%"/>
      <style:text-properties officeooo:rsid="002758fa" officeooo:paragraph-rsid="002758fa"/>
    </style:style>
    <style:style style:name="P12" style:family="paragraph" style:parent-style-name="Text_20_body" style:list-style-name="L1">
      <style:paragraph-properties fo:margin-top="0in" fo:margin-bottom="0in" loext:contextual-spacing="false" fo:line-height="100%"/>
      <style:text-properties officeooo:rsid="00283d96" officeooo:paragraph-rsid="00293ce7"/>
    </style:style>
    <style:style style:name="P13" style:family="paragraph" style:parent-style-name="Text_20_body" style:list-style-name="L1">
      <style:paragraph-properties fo:margin-top="0in" fo:margin-bottom="0in" loext:contextual-spacing="false" fo:line-height="100%"/>
      <style:text-properties officeooo:rsid="002e579d" officeooo:paragraph-rsid="002e579d"/>
    </style:style>
    <style:style style:name="P14" style:family="paragraph" style:parent-style-name="Text_20_body" style:list-style-name="L1">
      <style:paragraph-properties fo:margin-top="0in" fo:margin-bottom="0in" loext:contextual-spacing="false" fo:line-height="100%"/>
      <style:text-properties officeooo:rsid="002f3f32" officeooo:paragraph-rsid="002e579d"/>
    </style:style>
    <style:style style:name="P15" style:family="paragraph" style:parent-style-name="Text_20_body" style:list-style-name="L1">
      <style:paragraph-properties fo:margin-top="0in" fo:margin-bottom="0in" loext:contextual-spacing="false" fo:line-height="100%"/>
      <style:text-properties officeooo:rsid="0030f60e" officeooo:paragraph-rsid="0030f60e"/>
    </style:style>
    <style:style style:name="P16" style:family="paragraph" style:parent-style-name="Text_20_body" style:list-style-name="L1">
      <style:paragraph-properties fo:margin-top="0in" fo:margin-bottom="0in" loext:contextual-spacing="false" fo:line-height="100%"/>
      <style:text-properties officeooo:rsid="00361f80" officeooo:paragraph-rsid="00361f80"/>
    </style:style>
    <style:style style:name="P17" style:family="paragraph" style:parent-style-name="Text_20_body" style:list-style-name="L1">
      <style:paragraph-properties fo:margin-top="0in" fo:margin-bottom="0in" loext:contextual-spacing="false" fo:line-height="100%"/>
      <style:text-properties officeooo:rsid="003912f4" officeooo:paragraph-rsid="003ce870"/>
    </style:style>
    <style:style style:name="P18" style:family="paragraph" style:parent-style-name="Text_20_body" style:list-style-name="L1">
      <style:paragraph-properties fo:margin-top="0in" fo:margin-bottom="0in" loext:contextual-spacing="false" fo:line-height="100%"/>
      <style:text-properties fo:font-style="normal" officeooo:rsid="003912f4" officeooo:paragraph-rsid="003912f4" style:font-style-asian="normal" style:font-style-complex="normal"/>
    </style:style>
    <style:style style:name="P19" style:family="paragraph" style:parent-style-name="Text_20_body" style:list-style-name="L1">
      <style:paragraph-properties fo:margin-top="0in" fo:margin-bottom="0in" loext:contextual-spacing="false" fo:line-height="100%"/>
      <style:text-properties fo:font-style="normal" officeooo:rsid="003912f4" officeooo:paragraph-rsid="003ce870" style:font-style-asian="normal" style:font-style-complex="normal"/>
    </style:style>
    <style:style style:name="P20" style:family="paragraph" style:parent-style-name="Text_20_body" style:list-style-name="L1">
      <style:paragraph-properties fo:margin-top="0in" fo:margin-bottom="0in" loext:contextual-spacing="false" fo:line-height="100%"/>
      <style:text-properties fo:font-style="normal" officeooo:rsid="003ee55c" officeooo:paragraph-rsid="003ee55c" style:font-style-asian="normal" style:font-style-complex="normal"/>
    </style:style>
    <style:style style:name="P21" style:family="paragraph" style:parent-style-name="Text_20_body" style:list-style-name="L1">
      <style:paragraph-properties fo:margin-top="0in" fo:margin-bottom="0in" loext:contextual-spacing="false" fo:line-height="100%"/>
      <style:text-properties fo:font-style="normal" officeooo:rsid="003fe6c2" officeooo:paragraph-rsid="003fe6c2" style:font-style-asian="normal" style:font-style-complex="normal"/>
    </style:style>
    <style:style style:name="P22" style:family="paragraph" style:parent-style-name="Text_20_body" style:list-style-name="L1">
      <style:paragraph-properties fo:margin-top="0in" fo:margin-bottom="0in" loext:contextual-spacing="false" fo:line-height="100%"/>
      <style:text-properties fo:font-style="normal" officeooo:rsid="00401cdb" officeooo:paragraph-rsid="00401cdb" style:font-style-asian="normal" style:font-style-complex="normal"/>
    </style:style>
    <style:style style:name="P23" style:family="paragraph" style:parent-style-name="Text_20_body" style:list-style-name="L1">
      <style:paragraph-properties fo:margin-top="0in" fo:margin-bottom="0in" loext:contextual-spacing="false" fo:line-height="100%"/>
      <style:text-properties fo:font-style="normal" officeooo:rsid="0041d399" officeooo:paragraph-rsid="0041d399" style:font-style-asian="normal" style:font-style-complex="normal"/>
    </style:style>
    <style:style style:name="P24" style:family="paragraph" style:parent-style-name="Text_20_body" style:list-style-name="L1">
      <style:paragraph-properties fo:margin-top="0in" fo:margin-bottom="0in" loext:contextual-spacing="false" fo:line-height="100%"/>
      <style:text-properties fo:font-style="normal" officeooo:rsid="00439491" officeooo:paragraph-rsid="00439491" style:font-style-asian="normal" style:font-style-complex="normal"/>
    </style:style>
    <style:style style:name="P25" style:family="paragraph" style:parent-style-name="Text_20_body" style:list-style-name="L1">
      <style:paragraph-properties fo:margin-top="0in" fo:margin-bottom="0in" loext:contextual-spacing="false" fo:line-height="100%"/>
      <style:text-properties officeooo:rsid="003ee55c" officeooo:paragraph-rsid="003ee55c"/>
    </style:style>
    <style:style style:name="T1" style:family="text">
      <style:text-properties officeooo:rsid="001cdef9"/>
    </style:style>
    <style:style style:name="T2" style:family="text">
      <style:text-properties officeooo:rsid="001ec277"/>
    </style:style>
    <style:style style:name="T3" style:family="text">
      <style:text-properties officeooo:rsid="001fb108"/>
    </style:style>
    <style:style style:name="T4" style:family="text">
      <style:text-properties officeooo:rsid="00216fab"/>
    </style:style>
    <style:style style:name="T5" style:family="text">
      <style:text-properties officeooo:rsid="0024d11d"/>
    </style:style>
    <style:style style:name="T6" style:family="text">
      <style:text-properties style:text-position="super 58%"/>
    </style:style>
    <style:style style:name="T7" style:family="text">
      <style:text-properties officeooo:rsid="0024dd33"/>
    </style:style>
    <style:style style:name="T8" style:family="text">
      <style:text-properties officeooo:rsid="0024f3eb"/>
    </style:style>
    <style:style style:name="T9" style:family="text">
      <style:text-properties officeooo:rsid="002758fa"/>
    </style:style>
    <style:style style:name="T10" style:family="text">
      <style:text-properties officeooo:rsid="0027b3be"/>
    </style:style>
    <style:style style:name="T11" style:family="text">
      <style:text-properties officeooo:rsid="00293ce7"/>
    </style:style>
    <style:style style:name="T12" style:family="text">
      <style:text-properties officeooo:rsid="0032b666"/>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3912f4" style:font-style-asian="normal" style:font-style-complex="normal"/>
    </style:style>
    <style:style style:name="T16" style:family="text">
      <style:text-properties fo:font-style="normal" officeooo:rsid="003a209e" style:font-style-asian="normal" style:font-style-complex="normal"/>
    </style:style>
    <style:style style:name="T17" style:family="text">
      <style:text-properties fo:font-style="normal" officeooo:rsid="003ce870" style:font-style-asian="normal" style:font-style-complex="normal"/>
    </style:style>
    <style:style style:name="T18" style:family="text">
      <style:text-properties fo:font-style="normal" officeooo:rsid="003ee55c" style:font-style-asian="normal" style:font-style-complex="normal"/>
    </style:style>
    <style:style style:name="T19" style:family="text">
      <style:text-properties fo:font-style="normal" officeooo:rsid="003fe6c2" style:font-style-asian="normal" style:font-style-complex="normal"/>
    </style:style>
    <style:style style:name="T20" style:family="text">
      <style:text-properties officeooo:rsid="0041d133"/>
    </style:style>
    <style:style style:name="T21" style:family="text">
      <style:text-properties officeooo:rsid="00439491"/>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b Component Presentation</text:p>
      <text:p text:style-name="P2"/>
      <text:list xml:id="list245345412" text:style-name="L1">
        <text:list-item>
          <text:p text:style-name="P3">Web Components: Use the Platform</text:p>
          <text:list>
            <text:list-item>
              <text:p text:style-name="P3"><text:span text:style-name="T1">T</text:span>hank you to everyone for giving me your time and attention today. I’ve been talking about web components since I first interviewed for my position here but unfortunately we’ve all been too busy to give this technology the consideration it deserves. So I’m excited to explain to everyone today what web components are and why we should adopt the technology.</text:p>
            </text:list-item>
          </text:list>
        </text:list-item>
        <text:list-item>
          <text:p text:style-name="P3">Good ideas get standardized</text:p>
          <text:list>
            <text:list-item>
              <text:p text:style-name="P3"><text:span text:style-name="T1">Object Relational Mapping is a good idea but b</text:span>efore the Java Persistence API became the standard for Object Relational Mapping an implementation <text:span text:style-name="T1">existed </text:span>first. This implementation was Hibernate and it proved the concept <text:span text:style-name="T1">of Object Relational Mapping</text:span>. Since then many other ORM frameworks <text:span text:style-name="T1">have been </text:span>created and the Java community decided to standardize the approach <text:span text:style-name="T1">by creating the Java Persistence API</text:span>. <text:span text:style-name="T1">The benefits of u</text:span>sing JPA instead of directly using the classes provided by the <text:span text:style-name="T1">ORM </text:span>implementation <text:span text:style-name="T1">prevents developers from getting tied to a framework as in</text:span> applications can switch the underlying ORM implementation without having to re-write any code.</text:p>
            </text:list-item>
            <text:list-item>
              <text:p text:style-name="P4">When the current version of the Dennis Kirk website was written, using jQuery was a good idea. jQuery is a JavaScript library that simplifies DOM traversal and manipulation as well as other common front end tasks. Since then the good ideas from jQuery were standardized into various web APIs. <text:span text:style-name="T2">(click link) </text:span>By using the APIs provided by the Web Platform instead of the jQuery library we can make our applications smaller and faster. <text:span text:style-name="T2">This is </text:span>because we don’t have to ship a monolithic JavaScript library to the client and the implementation of the interfaces exists in the browser engine’s code <text:span text:style-name="T1">which will run faster than an external JS library</text:span>. <text:span text:style-name="T1">Using web APIs </text:span>also allows <text:span text:style-name="T1">us to write JavaScript instead of jQuery</text:span> which <text:span text:style-name="T2">has</text:span> become<text:span text:style-name="T1">s</text:span> almost <text:span text:style-name="T1">like </text:span>a completely separate language.</text:p>
            </text:list-item>
            <text:list-item>
              <text:p text:style-name="P5"><text:span text:style-name="T2">Creating reusable components is a good idea and what technology we choose to use to create these reusable components is the whole point of this presentation. </text:span>Vue, Angular, and React are JavaScript application frameworks all of which contain functionality for creating reusable front end components. Unfortunately, the components made using these frameworks can only work within their own respective framework as in a Vue component can only exist in a Vue application. <text:span text:style-name="T2">Fortunately, the Web Platform has standardized a way to create reusable components which is supported by every major browser on the market today. By using the Web Component Standards we’re allowed to create real encapsulated HTML elements which free us from being tied to an application framework and the components we write will run faster since the underlying interfaces are implemented by the browser engine’s code.</text:span></text:p>
            </text:list-item>
          </text:list>
        </text:list-item>
        <text:list-item>
          <text:p text:style-name="P3">What are web components</text:p>
          <text:list>
            <text:list-item>
              <text:p text:style-name="P6">Before the Web Component standards existed <text:span text:style-name="T3">we </text:span>could only use the HTML tags that were standardized by the W3C and provided to us by the browser. Now the Web Platform has defined a way for developers to create custom HTML tags. <text:span text:style-name="T4">This is made possible through three HTML standards (Custom Elements, Shadow DOM, HTML Template) and one JavaScript standard (ES Modules). </text:span></text:p>
            </text:list-item>
            <text:list-item>
              <text:p text:style-name="P6"><text:span text:style-name="T4">So simply put web components are custom HTML tags and because there are real HTML elements they can be used anywhere HTML is used. (click link) As you can see web components will work in any front end framework, even Vue. So there’s nothing stopping us from using both web components and the Vue JS framework. However we </text:span><text:soft-page-break/><text:span text:style-name="T4">still need to research and have a separate discussion about which front end framework, if any, that we’re going to use.</text:span></text:p>
            </text:list-item>
          </text:list>
        </text:list-item>
        <text:list-item>
          <text:p text:style-name="P7">Timeline</text:p>
          <text:list>
            <text:list-item>
              <text:p text:style-name="P8"><text:span text:style-name="T5">2011 </text:span>Alex Russell first described the <text:span text:style-name="T5">concept of web components.</text:span></text:p>
            </text:list-item>
            <text:list-item>
              <text:p text:style-name="P9">May 22<text:span text:style-name="T6">nd</text:span> 2012 the first draft of the Web Component standards was published.</text:p>
            </text:list-item>
            <text:list-item>
              <text:p text:style-name="P9">In 2013 and 2014 JavaScript frameworks were created that could mimicked the web component concept <text:span text:style-name="T7">but are not actual HTML elements.</text:span></text:p>
            </text:list-item>
            <text:list-item>
              <text:p text:style-name="P9">On May 11<text:span text:style-name="T6">th</text:span> 2017 the <text:span text:style-name="T7">web component </text:span>polyfill<text:span text:style-name="T7">s</text:span> w<text:span text:style-name="T7">ere</text:span> released which made <text:span text:style-name="T8">using </text:span>web components <text:span text:style-name="T8">possible without browser support. This is especially important for the Internet Explorer browser since it isn’t being actively developed and will never support the standards. Fortunately with these polyfill we don’t need to be held back by the Internet Explorer browser anymore.</text:span></text:p>
            </text:list-item>
            <text:list-item>
              <text:p text:style-name="P10">From then on <text:span text:style-name="T9">modern </text:span>browsers started to develop support for the Web Component standards and today it is supported across 100% of modern browsers.</text:p>
            </text:list-item>
          </text:list>
        </text:list-item>
        <text:list-item>
          <text:p text:style-name="P11">Lets look at some <text:span text:style-name="T10">code</text:span>.</text:p>
          <text:list>
            <text:list-item>
              <text:p text:style-name="P11">Since web components are a standardized technology they can be written without using a JavaScript library because the browser implements the interfaces. This is an example of a web component built with nothing but web APIs. <text:s/>We’re probably all familiar with th<text:span text:style-name="T10">is</text:span> info-box component <text:span text:style-name="T10">that Lauren made </text:span>as it is currently being used on our production website to inform customers of shipping delays due to the corona virus. <text:span text:style-name="T10">I want to give some props to</text:span> Lauren <text:span text:style-name="T10">for learning and using the underlying web component APIs as that was very diligent of her to do. The downside of using the web components API directly is that there is a little bit of boiler plate code and we miss out on features like template rendering and data binding.</text:span></text:p>
            </text:list-item>
            <text:list-item>
              <text:p text:style-name="P12">This is an example of the same info-box component using open recommendations and best practices. Th<text:span text:style-name="T11">is</text:span> component <text:span text:style-name="T11">extends from LitElement which is a web component wrapper around the lit-html library which is a extremely small and fast template library. Lit-html is about 1.7Kb, Vue is about 30 Kb and <text:s/>jQuery which is around 97.85Kb. So even though in reality we’ll end up using a JavaScript library it is a small concession to make given the benefits we recieve. By using LitElement as a base class we don’t have to write any boiler plate code plus we get data binding and template rendering that out performs virtual DOMs used by JavaScript libraries like React and Vue. I also added a type attribute to the custom HTML tag so that the info-box can appear different depending on what state it is in. I also unit tested the component.</text:span></text:p>
            </text:list-item>
          </text:list>
        </text:list-item>
        <text:list-item>
          <text:p text:style-name="P13">Common arguments.</text:p>
          <text:list>
            <text:list-item>
              <text:p text:style-name="P14">The first argument made against web components is that they don’t work in Internet Explorer. Though the Internet Explorer browser will never support the Web Component standards there are polyfills for non-compliant browsers like IE. Though using polyfills isn’t ideal because the are big JavaScript libraries, they are only served to non-compliant browsers which make up a very small percentage of our customers. If we decide to use Vue components then we will need to send a big JavaScript library to every browser.</text:p>
            </text:list-item>
            <text:list-item>
              <text:p text:style-name="P15">The second ar<text:span text:style-name="T12">gument against web components is that the underlying API is too verbose. Using LitElement as a base class abstracts us from the low level web components API.</text:span></text:p>
            </text:list-item>
            <text:list-item>
              <text:p text:style-name="P16">As mentioned before LitElement is a wrapper around a very small and fast template library. By using LitElement we ship less JavaScript code to clients and the components out perform components built with JavaScript frameworks like Vue.</text:p>
            </text:list-item>
            <text:list-item>
              <text:p text:style-name="P16">The Web Component standards are supported by 100% of major browsers.</text:p>
            </text:list-item>
            <text:list-item>
              <text:p text:style-name="P16"><text:soft-page-break/>We use standards all the time. Every HTML tag and CSS property that we use is a standard. We have one website code base for every single browser. This is only made possible <text:span text:style-name="T13">because</text:span><text:span text:style-name="T14"> of standards.</text:span></text:p>
            </text:list-item>
            <text:list-item>
              <text:p text:style-name="P16"><text:span text:style-name="T14">This presentation isn’t about application frameworks. Web components will work in any framework so we can still take advantage of framework features without being tied to a framework. Also we don’t have to use a </text:span><text:span text:style-name="T13">JavaScript </text:span><text:span text:style-name="T14">framework. JavaScript is good at DOM manipulation but not much else </text:span><text:span text:style-name="T15">so it would be nice to minimize the amount of JavaScript that we use. </text:span></text:p>
            </text:list-item>
          </text:list>
        </text:list-item>
        <text:list-item>
          <text:p text:style-name="P18">Web Components vs Vue Components</text:p>
          <text:list>
            <text:list-item>
              <text:p text:style-name="P19">Here’s another code example comparing toast message components written as a web component and as a Vue component. </text:p>
              <text:list>
                <text:list-item>
                  <text:p text:style-name="P17"><text:span text:style-name="T16">Web components follow the normal development patterns that are seen in languages like Java.</text:span><text:span text:style-name="T17"> D</text:span><text:span text:style-name="T16">ependencies are imported at the top, </text:span><text:span text:style-name="T17">each element is an instance of a class, an extends keyword is used for inheritance, the web component has methods instead of functions. A Vue component is</text:span><text:span text:style-name="T18">n’t a class. It’s</text:span><text:span text:style-name="T17"> a specific file type that </text:span><text:span text:style-name="T18">needs to be</text:span><text:span text:style-name="T17"> processed by </text:span><text:span text:style-name="T18">Vue’s build tools. The logic is written as JSON. It’s not intuitive how dependencies are declared or how to extend an other Vue component.</text:span></text:p>
                </text:list-item>
                <text:list-item>
                  <text:p text:style-name="P20">Since web components are a standardized technology no plugins are required. Vue needs an IDE plugin for text completion and highlighting. It also needs a browser plugins for debugging.</text:p>
                </text:list-item>
                <text:list-item>
                  <text:p text:style-name="P20">Also since web components are a standardized technology it works well with other native API where a Vue component does not.</text:p>
                </text:list-item>
                <text:list-item>
                  <text:p text:style-name="P20">A web component will work with any framework. A Vue component will only work in a Vue application. If we decide to change frameworks in the future all the Vue components will need to be rewritten.</text:p>
                </text:list-item>
                <text:list-item>
                  <text:p text:style-name="P25"><text:span text:style-name="T14">Web components are encapsulated preventing unintended side effects from other scripts and styles loaded in the page meaning that the web component will look and behave as it was designed to no matter what application it is used in. A Vue component is not encapsulated and gets affect</text:span><text:span text:style-name="T19">ed from other styles and scripts loaded on the page so there is no guarantee that the compoent will look and behave as designed.</text:span></text:p>
                </text:list-item>
                <text:list-item>
                  <text:p text:style-name="P21">A web component is a real HTML element. It gets rendered in the DOM exactly how it was written. A vue component is not a HTML element what gets rendered in the DOM is very different form the custom tag that was used in development.</text:p>
                </text:list-item>
              </text:list>
            </text:list-item>
          </text:list>
        </text:list-item>
        <text:list-item>
          <text:p text:style-name="P21">Who is using web components.</text:p>
          <text:list>
            <text:list-item>
              <text:p text:style-name="P22">The Web Component standards have already been adopted by enterprise level companies that use web components to build their applications and build entire design systems around the standards. We’ve all heard of at least one of the companies listed on this slide. The standards have been adopted by the open source community as well which publish best practices and maintain useful build tools. Even JavaScript framework are starting to migrate to web components.</text:p>
            </text:list-item>
          </text:list>
        </text:list-item>
        <text:list-item>
          <text:p text:style-name="P22">Why use web components?</text:p>
          <text:list>
            <text:list-item>
              <text:p text:style-name="P22"><text:span text:style-name="T20">Adopting the </text:span>Web <text:span text:style-name="T20">C</text:span>omponent <text:span text:style-name="T20">standards is</text:span> the safest technology choice. It’s a standard<text:span text:style-name="T20">ized</text:span> technology, a recommended practice by the W3C, supported be every major browser, <text:span text:style-name="T20">and adopted by enterprise level companies. The Web Component standards are going to be around for a long, long time which means we won’t have to spend time and money re-writing our front end components in a few years. Web components are also framework-agnostic meaning that they will work with whatever </text:span><text:soft-page-break/><text:span text:style-name="T20">technologies we decide to use. Web components are encapsulated so they will look and function as designed. Also Web components have already been proven to work for us. We’ve had web components deployed on our production site since march second 2020.</text:span></text:p>
            </text:list-item>
            <text:list-item>
              <text:p text:style-name="P23">Web components out perform components built with JavaScript frameworks like Vue. We don’t need to send a big JavaScript library to the client because the API is implemented in the browser’s code which is faster than JavaScript.</text:p>
            </text:list-item>
            <text:list-item>
              <text:p text:style-name="P23">Web components also have a smaller learning curve. They are HTML elements and we already know have to use HTML. We don’t need browser or IDE plugins which means we won’t get bogged down by tooling. They can be versioned and distributed by a package management tool. We’re already using NPM for development dependencies so why not use it for out production dependencies as well. Copying and pasting code is a hassle and its error prone. Web components are self descriptive. It is a headache to read through a chuck of nested DIV elements and ma<text:span text:style-name="T21">p</text:span> ids and css class names to external files. Web components are self contained so <text:span text:style-name="T21">all the code, mark up, and styles are in one place meaning a</text:span>pplication developers don’t need to worry about loading the external scripts and styles that a component needs to look and function as designed. </text:p>
            </text:list-item>
            <text:list-item>
              <text:p text:style-name="P24">Since web components are single units they can be unit tested and documented. This is going to reduce bugs going into production, we’ll catch bugs sooner, and it will provide a stable API for behavior testing.</text:p>
            </text:list-item>
            <text:list-item>
              <text:p text:style-name="P24">There is a huge selection of 3<text:span text:style-name="T6">rd</text:span> party components that we can leverage which reduces the work we have to do. Why would we re-invent the wheel?</text:p>
            </text:list-item>
            <text:list-item>
              <text:p text:style-name="P24">Web components are also the path of least resistance. We already have a project set up. We already have a build process set up for the website. We’re already using web components in our production website. We have team members who are already experienced with the technology including one with years of <text:s/>professional experience. No one has any professional experience with Vue. Code reviews are already set up for the project. The nexus server is already set up for publishing and distributing web components. There is already a development guide and training exercises available which we will go through right now. (click link and go through development guid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ffffff"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ffffff"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Classy_5f_Red_7e_LT_7e_Gliederung_20_1" style:display-name="Classy_Red~LT~Gliederung 1" style:family="paragraph" style:default-outline-level="">
      <style:paragraph-properties fo:margin-top="0in" fo:margin-bottom="0.1472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_7e_LT_7e_Gliederung_20_2" style:display-name="Classy_Red~LT~Gliederung 2" style:family="paragraph" style:parent-style-name="Classy_5f_Red_7e_LT_7e_Gliederung_20_1" style:default-outline-level="">
      <style:paragraph-properties fo:margin-top="0in" fo:margin-bottom="0.117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3" style:display-name="Classy_Red~LT~Gliederung 3" style:family="paragraph" style:parent-style-name="Classy_5f_Red_7e_LT_7e_Gliederung_20_2" style:default-outline-level="">
      <style:paragraph-properties fo:margin-top="0in" fo:margin-bottom="0.0874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4" style:display-name="Classy_Red~LT~Gliederung 4" style:family="paragraph" style:parent-style-name="Classy_5f_Red_7e_LT_7e_Gliederung_20_3" style:default-outline-level="">
      <style:paragraph-properties fo:margin-top="0in" fo:margin-bottom="0.05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5" style:display-name="Classy_Red~LT~Gliederung 5" style:family="paragraph" style:parent-style-name="Classy_5f_Red_7e_LT_7e_Gliederung_20_4" style:default-outline-level="">
      <style:paragraph-properties fo:margin-top="0in" fo:margin-bottom="0.02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6" style:display-name="Classy_Red~LT~Gliederung 6" style:family="paragraph" style:parent-style-name="Classy_5f_Red_7e_LT_7e_Gliederung_20_5" style:default-outline-level="">
      <style:paragraph-properties fo:margin-top="0in" fo:margin-bottom="0.02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7" style:display-name="Classy_Red~LT~Gliederung 7" style:family="paragraph" style:parent-style-name="Classy_5f_Red_7e_LT_7e_Gliederung_20_6" style:default-outline-level="">
      <style:paragraph-properties fo:margin-top="0in" fo:margin-bottom="0.02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8" style:display-name="Classy_Red~LT~Gliederung 8" style:family="paragraph" style:parent-style-name="Classy_5f_Red_7e_LT_7e_Gliederung_20_7" style:default-outline-level="">
      <style:paragraph-properties fo:margin-top="0in" fo:margin-bottom="0.02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9" style:display-name="Classy_Red~LT~Gliederung 9" style:family="paragraph" style:parent-style-name="Classy_5f_Red_7e_LT_7e_Gliederung_20_8" style:default-outline-level="">
      <style:paragraph-properties fo:margin-top="0in" fo:margin-bottom="0.02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Titel" style:display-name="Classy_Red~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_7e_LT_7e_Untertitel" style:display-name="Classy_Red~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_7e_LT_7e_Notizen" style:display-name="Classy_Red~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_7e_LT_7e_Hintergrundobjekte" style:display-name="Classy_Re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lassy_5f_Red_7e_LT_7e_Hintergrund" style:display-name="Classy_Re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57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1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lassy_5f_Red1_7e_LT_7e_Gliederung_20_1" style:display-name="Classy_Red1~LT~Gliederung 1" style:family="paragraph" style:default-outline-level="">
      <style:paragraph-properties fo:margin-top="0in" fo:margin-bottom="0.1957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1_7e_LT_7e_Gliederung_20_2" style:display-name="Classy_Red1~LT~Gliederung 2" style:family="paragraph" style:parent-style-name="Classy_5f_Red1_7e_LT_7e_Gliederung_20_1" style:default-outline-level="">
      <style:paragraph-properties fo:margin-top="0in" fo:margin-bottom="0.1571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3" style:display-name="Classy_Red1~LT~Gliederung 3" style:family="paragraph" style:parent-style-name="Classy_5f_Red1_7e_LT_7e_Gliederung_20_2" style:default-outline-level="">
      <style:paragraph-properties fo:margin-top="0in" fo:margin-bottom="0.1181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4" style:display-name="Classy_Red1~LT~Gliederung 4" style:family="paragraph" style:parent-style-name="Classy_5f_Red1_7e_LT_7e_Gliederung_20_3" style:default-outline-level="">
      <style:paragraph-properties fo:margin-top="0in" fo:margin-bottom="0.078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5" style:display-name="Classy_Red1~LT~Gliederung 5" style:family="paragraph" style:parent-style-name="Classy_5f_Red1_7e_LT_7e_Gliederung_20_4"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6" style:display-name="Classy_Red1~LT~Gliederung 6" style:family="paragraph" style:parent-style-name="Classy_5f_Red1_7e_LT_7e_Gliederung_20_5"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7" style:display-name="Classy_Red1~LT~Gliederung 7" style:family="paragraph" style:parent-style-name="Classy_5f_Red1_7e_LT_7e_Gliederung_20_6"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8" style:display-name="Classy_Red1~LT~Gliederung 8" style:family="paragraph" style:parent-style-name="Classy_5f_Red1_7e_LT_7e_Gliederung_20_7"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9" style:display-name="Classy_Red1~LT~Gliederung 9" style:family="paragraph" style:parent-style-name="Classy_5f_Red1_7e_LT_7e_Gliederung_20_8"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Titel" style:display-name="Classy_Red1~LT~Titel" style:family="paragraph" style:default-outline-level="">
      <style:paragraph-properties fo:text-align="start" style:justify-single-word="false" fo:orphans="2" fo:widows="2" style:writing-mode="lr-tb"/>
      <style:text-properties fo:color="#c7243a"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1_7e_LT_7e_Untertitel" style:display-name="Classy_Red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1_7e_LT_7e_Notizen" style:display-name="Classy_Red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1_7e_LT_7e_Hintergrundobjekte" style:display-name="Classy_Red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lassy_5f_Red1_7e_LT_7e_Hintergrund" style:display-name="Classy_Red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7T20:01:28.481303345</meta:creation-date>
    <dc:date>2020-07-30T11:24:31.061154740</dc:date>
    <meta:editing-duration>PT1H18M19S</meta:editing-duration>
    <meta:editing-cycles>13</meta:editing-cycles>
    <meta:generator>LibreOffice/6.0.7.3$Linux_X86_64 LibreOffice_project/00m0$Build-3</meta:generator>
    <meta:document-statistic meta:table-count="0" meta:image-count="0" meta:object-count="0" meta:page-count="4" meta:paragraph-count="43" meta:word-count="2149" meta:character-count="12686" meta:non-whitespace-character-count="10615"/>
  </office:meta>
</office:document-meta>
</file>